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text-underline-style="none"/>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iend Request Sequence Diagram</text:p>
      <text:p text:style-name="P2"/>
      <text:p text:style-name="P1">This diagram is used to show the dynamic interaction between the different objects used when executing a friend request. There are two actors and two objects involved in the friend request. The User is the actor which sends the request. The Other User is the actor which receives the request. The User's Request Page is where the User will send the request from. The Other User's Request Page is where the Other User will receive the request.</text:p>
      <text:p text:style-name="P1"/>
      <text:p text:style-name="P1">The User will go to their Request Page and create a request. The request will use the Other's User's <text:s/>email address, which is used as a user name for the website as a unique identifier. The request will be sent to the Other User. It will appear on the Other User's Request Page. The Other User can choose to accept or decline the request. If the request is declined, the request is removed from their page. If the request is accepted, the User is added to The Other User's friends list and the Other User is added to the User's friends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2-11-24T20:15:38.92</meta:creation-date>
    <dc:date>2012-11-24T20:50:20.89</dc:date>
    <dc:creator>Kit Farmer</dc:creator>
    <meta:editing-duration>PT4M31S</meta:editing-duration>
    <meta:editing-cycles>2</meta:editing-cycles>
    <meta:generator>OpenOffice.org/3.4.1$Win32 OpenOffice.org_project/341m1$Build-9593</meta:generator>
    <meta:document-statistic meta:table-count="0" meta:image-count="0" meta:object-count="0" meta:page-count="1" meta:paragraph-count="3" meta:word-count="183" meta:character-count="1014"/>
  </office:meta>
</office:document-meta>
</file>